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Qurn" svg:font-family="KacstQu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 Medium" svg:font-family="'Noto Kufi Arabic Medium'" style:font-pitch="variable"/>
    <style:font-face style:name="Noto Naskh Arabic" svg:font-family="'Noto Naskh Arabic'" style:font-pitch="variable"/>
    <style:font-face style:name="Noto Sans Arabic Cond Light" svg:font-family="'Noto Sans Arabic Cond Light'" style:font-family-generic="swiss" style:font-pitch="variable"/>
    <style:font-face style:name="Noto Sans Arabic UI" svg:font-family="'Noto Sans Arabic UI'" style:font-family-generic="swiss" style:font-pitch="variable"/>
    <style:font-face style:name="Noto Sans Arabic UI XBd" svg:font-family="'Noto Sans Arabic UI XBd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abd" officeooo:paragraph-rsid="00127abd"/>
    </style:style>
    <style:style style:name="P2" style:family="paragraph" style:parent-style-name="Standard">
      <style:paragraph-properties fo:break-before="page"/>
      <style:text-properties officeooo:rsid="00127abd" officeooo:paragraph-rsid="00127abd"/>
    </style:style>
    <style:style style:name="P3" style:family="paragraph" style:parent-style-name="Standard">
      <style:paragraph-properties fo:line-height="100%" fo:text-align="center" style:justify-single-word="false"/>
      <style:text-properties style:text-position="sub 58%" style:font-name="Noto Naskh Arabic" fo:font-size="26pt" officeooo:rsid="00127abd" officeooo:paragraph-rsid="00127abd" style:font-size-asian="26pt" style:font-name-complex="Noto Naskh Arabic" style:font-size-complex="26pt"/>
    </style:style>
    <style:style style:name="P4" style:family="paragraph" style:parent-style-name="Standard">
      <style:paragraph-properties fo:line-height="100%" fo:text-align="center" style:justify-single-word="false"/>
      <style:text-properties style:text-position="sub 58%" style:font-name="Noto Naskh Arabic" fo:font-size="42pt" officeooo:rsid="00127abd" officeooo:paragraph-rsid="00127abd" style:font-size-asian="42pt" style:font-name-complex="Noto Naskh Arabic" style:font-size-complex="42pt"/>
    </style:style>
    <style:style style:name="P5" style:family="paragraph" style:parent-style-name="Standard">
      <style:paragraph-properties fo:text-align="center" style:justify-single-word="false"/>
      <style:text-properties style:font-name="KacstOne" officeooo:rsid="00127abd" officeooo:paragraph-rsid="00127abd"/>
    </style:style>
    <style:style style:name="P6" style:family="paragraph" style:parent-style-name="Standard">
      <style:paragraph-properties fo:text-align="end" style:justify-single-word="false"/>
      <style:text-properties style:font-name="KacstOne" fo:font-size="14pt" officeooo:rsid="00127abd" officeooo:paragraph-rsid="00127abd" style:font-size-asian="14pt" style:font-name-complex="Noto Naskh Arabic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Noto Naskh Arabic" fo:font-size="15pt" officeooo:rsid="00127abd" officeooo:paragraph-rsid="00127abd" style:font-size-asian="15pt" style:font-name-complex="Noto Naskh Arabic" style:font-size-complex="15pt"/>
    </style:style>
    <style:style style:name="P8" style:family="paragraph" style:parent-style-name="Standard">
      <style:text-properties fo:font-size="18pt" officeooo:rsid="00127abd" officeooo:paragraph-rsid="00127abd" style:font-size-asian="18pt" style:font-name-complex="Noto Naskh Arabic" style:font-size-complex="18pt"/>
    </style:style>
    <style:style style:name="T1" style:family="text">
      <style:text-properties style:font-name-complex="KacstOne"/>
    </style:style>
    <style:style style:name="T2" style:family="text">
      <style:text-properties fo:font-size="42pt" style:font-size-asian="36.75pt" style:font-size-complex="4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به نام خدا</text:p>
      <text:p text:style-name="P3">آرشام مسعودی</text:p>
      <text:p text:style-name="P7">40012358039</text:p>
      <text:p text:style-name="P5"><text:span text:style-name="T1"/></text:p>
      <text:p text:style-name="P6">این کلاس من است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Qurn" svg:font-family="KacstQu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 Medium" svg:font-family="'Noto Kufi Arabic Medium'" style:font-pitch="variable"/>
    <style:font-face style:name="Noto Naskh Arabic" svg:font-family="'Noto Naskh Arabic'" style:font-pitch="variable"/>
    <style:font-face style:name="Noto Sans Arabic Cond Light" svg:font-family="'Noto Sans Arabic Cond Light'" style:font-family-generic="swiss" style:font-pitch="variable"/>
    <style:font-face style:name="Noto Sans Arabic UI" svg:font-family="'Noto Sans Arabic UI'" style:font-family-generic="swiss" style:font-pitch="variable"/>
    <style:font-face style:name="Noto Sans Arabic UI XBd" svg:font-family="'Noto Sans Arabic UI XBd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border-line-width="0.0071in 0.0071in 0.0071in" fo:padding="0.3in" fo:border="1.5pt double-thin #000000" style:shadow="none" style:join-borde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9:17:59.229142000</meta:creation-date>
    <dc:date>2023-02-06T19:47:57.998477625</dc:date>
    <meta:editing-duration>PT30M8S</meta:editing-duration>
    <meta:editing-cycles>1</meta:editing-cycles>
    <meta:document-statistic meta:table-count="0" meta:image-count="0" meta:object-count="0" meta:page-count="3" meta:paragraph-count="4" meta:word-count="10" meta:character-count="48" meta:non-whitespace-character-count="42"/>
    <meta:generator>LibreOffice/7.4.2.3$Linux_X86_64 LibreOffice_project/40$Build-3</meta:generator>
  </office:meta>
</office:document-meta>
</file>